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4.604cm"/>
    </style:style>
    <style:style style:name="Table1.B" style:family="table-column">
      <style:table-column-properties style:column-width="11.906cm"/>
    </style:style>
    <style:style style:name="Table1.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37%" fo:break-before="auto" fo:break-after="auto" style:writing-mode="lr-tb"/>
    </style:style>
    <style:style style:name="P3" style:family="paragraph" style:parent-style-name="Standard">
      <style:paragraph-properties fo:line-height="137%" fo:break-before="auto" fo:break-after="auto" style:writing-mode="lr-tb"/>
      <style:text-properties fo:color="#222222"/>
    </style:style>
    <style:style style:name="P4" style:family="paragraph" style:parent-style-name="Standard">
      <style:paragraph-properties fo:line-height="137%" fo:break-before="auto" fo:break-after="auto" style:writing-mode="lr-tb"/>
      <style:text-properties fo:color="#222222" officeooo:paragraph-rsid="00126d03"/>
    </style:style>
    <style:style style:name="P5" style:family="paragraph" style:parent-style-name="Standard">
      <style:paragraph-properties fo:line-height="115%" fo:break-before="auto" fo:break-after="auto" style:writing-mode="lr-tb"/>
      <style:text-properties fo:font-style="italic" style:font-style-asian="italic" style:font-style-complex="italic"/>
    </style:style>
    <style:style style:name="P6"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ff0000" style:text-line-through-style="none" style:text-line-through-type="none" style:font-name="Arial" fo:font-size="11pt" fo:font-style="normal" style:text-underline-style="none" fo:font-weight="normal" officeooo:rsid="00140d7a" officeooo:paragraph-rsid="00140d7a"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ff0000"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ff0000"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37%" style:writing-mode="lr-tb"/>
      <style:text-properties fo:color="#222222" officeooo:paragraph-rsid="00126d03"/>
    </style:style>
    <style:style style:name="P12" style:family="paragraph" style:parent-style-name="Standard">
      <style:paragraph-properties fo:line-height="137%" style:writing-mode="lr-tb"/>
    </style:style>
    <style:style style:name="P13" style:family="paragraph" style:parent-style-name="Standard">
      <style:paragraph-properties fo:margin-top="0cm" fo:margin-bottom="0cm" loext:contextual-spacing="false" fo:line-height="137%" fo:break-before="auto" fo:break-after="auto" style:writing-mode="lr-tb"/>
      <style:text-properties fo:color="#222222"/>
    </style:style>
    <style:style style:name="P14" style:family="paragraph" style:parent-style-name="Heading_20_2">
      <style:paragraph-properties fo:line-height="115%" fo:break-before="auto" fo:break-after="auto" style:writing-mode="lr-tb"/>
    </style:style>
    <style:style style:name="P15" style:family="paragraph" style:parent-style-name="Heading_20_2">
      <style:paragraph-properties fo:line-height="137%" fo:break-before="auto" fo:break-after="auto" style:writing-mode="lr-tb"/>
    </style:style>
    <style:style style:name="P16" style:family="paragraph" style:parent-style-name="Standard" style:master-page-name="Standard">
      <style:paragraph-properties fo:line-height="115%" fo:text-align="center" style:justify-single-word="false" style:page-number="auto" fo:break-before="auto" fo:break-after="auto" style:writing-mode="lr-tb"/>
      <style:text-properties fo:font-size="9pt" style:font-size-asian="9pt" style:font-size-complex="9pt"/>
    </style:style>
    <style:style style:name="P17" style:family="paragraph" style:parent-style-name="Standard" style:master-page-name="Standard">
      <style:paragraph-properties fo:line-height="115%" fo:text-align="end" style:justify-single-word="false" style:page-number="auto" fo:break-before="auto" fo:break-after="auto" style:writing-mode="lr-tb"/>
    </style:style>
    <style:style style:name="P18" style:family="paragraph" style:parent-style-name="Standard" style:list-style-name="LS1">
      <style:paragraph-properties fo:margin-top="0cm" fo:margin-bottom="0cm" loext:contextual-spacing="false" fo:line-height="115%" fo:break-before="auto" fo:break-after="auto" style:writing-mode="lr-tb"/>
    </style:style>
    <style:style style:name="P19" style:family="paragraph" style:parent-style-name="Standard" style:list-style-name="LS2">
      <style:paragraph-properties fo:margin-top="0cm" fo:margin-bottom="0cm" loext:contextual-spacing="false" fo:line-height="137%" fo:break-before="auto" fo:break-after="auto" style:writing-mode="lr-tb"/>
      <style:text-properties fo:color="#222222"/>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ff0000"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22" style:family="paragraph" style:parent-style-name="Standard">
      <style:paragraph-properties fo:line-height="137%" fo:break-before="auto" fo:break-after="auto" style:writing-mode="lr-tb"/>
      <style:text-properties fo:color="#222222" officeooo:rsid="00175a6a" officeooo:paragraph-rsid="00175a6a"/>
    </style:style>
    <style:style style:name="P23" style:family="paragraph" style:parent-style-name="Standard">
      <style:paragraph-properties fo:line-height="115%" fo:break-before="auto" fo:break-after="auto" style:writing-mode="lr-tb"/>
      <style:text-properties officeooo:rsid="00189170" officeooo:paragraph-rsid="00189170"/>
    </style:style>
    <style:style style:name="P24" style:family="paragraph" style:parent-style-name="Standard">
      <style:paragraph-properties fo:line-height="137%" style:writing-mode="lr-tb"/>
      <style:text-properties fo:color="#222222"/>
    </style:style>
    <style:style style:name="T1" style:family="text">
      <style:text-properties fo:font-size="24pt" style:font-size-asian="24pt" style:font-size-complex="24pt"/>
    </style:style>
    <style:style style:name="T2" style:family="text">
      <style:text-properties fo:font-size="24pt" officeooo:rsid="000f7941" style:font-size-asian="24pt" style:font-size-complex="24pt"/>
    </style:style>
    <style:style style:name="T3" style:family="text">
      <style:text-properties fo:color="#222222"/>
    </style:style>
    <style:style style:name="T4" style:family="text">
      <style:text-properties fo:color="#222222" officeooo:rsid="000f7941"/>
    </style:style>
    <style:style style:name="T5" style:family="text">
      <style:text-properties fo:color="#222222" officeooo:rsid="00109b42"/>
    </style:style>
    <style:style style:name="T6" style:family="text">
      <style:text-properties officeooo:rsid="000f7941"/>
    </style:style>
    <style:style style:name="T7" style:family="text">
      <style:text-properties officeooo:rsid="00126d03"/>
    </style:style>
    <style:style style:name="T8" style:family="text">
      <style:text-properties officeooo:rsid="00140d7a"/>
    </style:style>
    <style:style style:name="T9" style:family="text">
      <style:text-properties officeooo:rsid="0015aedb"/>
    </style:style>
    <style:style style:name="T10" style:family="text">
      <style:text-properties officeooo:rsid="00189170"/>
    </style:style>
    <style:style style:name="T11" style:family="text">
      <style:text-properties officeooo:rsid="0019ff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text:span text:style-name="T1">IC1</text:span><text:span text:style-name="T2">8</text:span><text:span text:style-name="T1"> travel Grant application guidelines</text:span></text:p>
      <text:p text:style-name="P1">(Version 1<text:span text:style-name="T6">6</text:span>.<text:span text:style-name="T6">07</text:span>.201<text:span text:style-name="T6">8</text:span>)</text:p>
      <text:p text:style-name="P1"/>
      <text:p text:style-name="P5">This template informs you about the information which your travel grant application documents have to contain. It is not necessary to send us this template as such, if all information is contained in the attachments (CV, motivation letter, cost overview, document about need of funding). See in section “Attachment” below for the list of necessary documents.</text:p>
      <text:h text:style-name="P14" text:outline-level="10"><text:bookmark text:name="h.l9pgdskkn0vx"/>Personal Data</text:h>
      <text:p text:style-name="P1"><text:span text:style-name="T10">BELEN</text:span>, <text:span text:style-name="T10">Leonardo Javier</text:span></text:p>
      <text:p text:style-name="P23">Business Administrator</text:p>
      <text:p text:style-name="P1">Address: <text:span text:style-name="T8">2233 Manuel Rodriguez, Buenos Aires, Argentina</text:span></text:p>
      <text:p text:style-name="P1">‭+54 9 11 <text:span text:style-name="T10">6030 4529</text:span></text:p>
      <text:p text:style-name="P1"/>
      <text:h text:style-name="P14" text:outline-level="10"><text:bookmark text:name="h.u6569lr0a05m"/>Status</text:h>
      <text:p text:style-name="P1">You can apply for funding if you are either a freelancer or <text:span text:style-name="T3">an employee at university/institution which cannot offer financial support. Please provide a form/document that your institution cannot support the travel. As a freelancer you can prepare an own document with your signature, stating the need for a travel grant. </text:span></text:p>
      <text:p text:style-name="P1"/>
      <text:p text:style-name="P1">Please identify yourself as one of the following:</text:p>
      <text:list xml:id="list3158278259" text:style-name="LS1">
        <text:list-item>
          <text:p text:style-name="P18">freelancer<text:tab/> <text:tab/> <text:tab/></text:p>
        </text:list-item>
      </text:list>
      <text:p text:style-name="P13"/>
      <text:h text:style-name="P15" text:outline-level="10"><text:bookmark text:name="h.jqyox1p88zmv"/>Expected costs</text:h>
      <text:p text:style-name="P4">Please use a separate file to list all estimated costs, even if they exceed <text:span text:style-name="T7">10</text:span>00<text:span text:style-name="T7">usd</text:span>.</text:p>
      <text:p text:style-name="P11"><text:s/>Please use the following structure:</text:p>
      <text:p text:style-name="P3"/>
      <table:table table:name="Table1" table:style-name="Table1">
        <table:table-column table:style-name="Table1.A"/>
        <table:table-column table:style-name="Table1.B"/>
        <table:table-row>
          <table:table-cell table:style-name="Table1.A1" office:value-type="string">
            <text:p text:style-name="P6">Travel costs</text:p>
          </table:table-cell>
          <table:table-cell table:style-name="Table1.A1" office:value-type="string">
            <text:p text:style-name="P7">flight, local transportation, food, other</text:p>
            <text:p text:style-name="P8">Ferry - ‭ 147<text:span text:style-name="T9">usd</text:span>*</text:p>
            <text:p text:style-name="P10">Food and local transportation – 120usd*</text:p>
          </table:table-cell>
        </table:table-row>
        <table:table-row>
          <table:table-cell table:style-name="Table1.A1" office:value-type="string">
            <text:p text:style-name="P6">Accommodation costs </text:p>
          </table:table-cell>
          <table:table-cell table:style-name="Table1.A1" office:value-type="string">
            <text:p text:style-name="P7">Airbnb, Hostel or Hotel</text:p>
            <text:p text:style-name="P9">Airbnb – 180usd (two people– 90usd* per person)</text:p>
          </table:table-cell>
        </table:table-row>
        <table:table-row>
          <table:table-cell table:style-name="Table1.A1" office:value-type="string">
            <text:p text:style-name="P6">visa costs</text:p>
          </table:table-cell>
          <table:table-cell table:style-name="Table1.A1" office:value-type="string">
            <text:p text:style-name="Standard">Non Applicable</text:p>
          </table:table-cell>
        </table:table-row>
        <table:table-row>
          <table:table-cell table:style-name="Table1.A1" office:value-type="string">
            <text:p text:style-name="P6">Total costs</text:p>
          </table:table-cell>
          <table:table-cell table:style-name="Table1.A1" office:value-type="string">
            <text:p text:style-name="P20">357usd</text:p>
          </table:table-cell>
        </table:table-row>
        <text:soft-page-break/>
        <table:table-row>
          <table:table-cell table:style-name="Table1.A1" office:value-type="string">
            <text:p text:style-name="P6">Total requested costs</text:p>
          </table:table-cell>
          <table:table-cell table:style-name="Table1.A1" office:value-type="string">
            <text:p text:style-name="P9">357usd*</text:p>
          </table:table-cell>
        </table:table-row>
      </table:table>
      <text:p text:style-name="P2"/>
      <text:h text:style-name="P15" text:outline-level="10"><text:bookmark text:name="h.vssp4vkhxuw1"/>Motivation</text:h>
      <text:p text:style-name="P22"/>
      <text:p text:style-name="P24"/>
      <text:p text:style-name="P12"><text:span text:style-name="T3">Please describe your background and your motivation to attend IC1</text:span><text:span text:style-name="T4">8</text:span><text:span text:style-name="T3"> in 0.5 to 1 page.</text:span></text:p>
      <text:h text:style-name="P15" text:outline-level="10"><text:bookmark text:name="h.runvkw6luv5h"/>Attachments and submission<text:tab/> <text:tab/> <text:tab/></text:h>
      <text:p text:style-name="P3">Please include in your application:</text:p>
      <text:list xml:id="list793273396" text:style-name="LS2">
        <text:list-item>
          <text:p text:style-name="P19">CV</text:p>
        </text:list-item>
        <text:list-item>
          <text:p text:style-name="P19">motivation letter</text:p>
        </text:list-item>
        <text:list-item>
          <text:p text:style-name="P19">a document listing your expected costs of travel</text:p>
        </text:list-item>
        <text:list-item>
          <text:p text:style-name="P19">a form/document that your institution cannot support the travel</text:p>
        </text:list-item>
        <text:list-item>
          <text:p text:style-name="P19">this application form (in case there is information which you did not include in the other four attachments)</text:p>
        </text:list-item>
      </text:list>
      <text:p text:style-name="P2"><text:span text:style-name="T3">Assemble these in one pdf or zip file and send upload your application before 15 </text:span><text:span text:style-name="T5">August</text:span><text:span text:style-name="T3">, 201</text:span><text:span text:style-name="T5">8</text:span><text:span text:style-name="T3"> </text:span><text:span text:style-name="T5">to </text:span><text:a xlink:type="simple" xlink:href="mailto:ic18@imaginary.org" text:style-name="Internet_20_link" text:visited-style-name="Visited_20_Internet_20_Link">ic18@imaginary.org</text:a><text:span text:style-name="T5">, with the text “Travel Support” in the subject.</text:span></text:p>
      <text:p text:style-name="P2"><text:span text:style-name="T3">If you have specific questions about travel support which is not answered in this form, please contact us </text:span><text:span text:style-name="T5">at the same add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font-size="9pt" style:font-size-asian="9pt" style:font-size-complex="9pt"/>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MacOSX_X86_64 LibreOffice_project/efb621ed25068d70781dc026f7e9c5187a4decd1</meta:generator>
    <dc:title/>
    <meta:initial-creator/>
    <meta:editing-cycles>6</meta:editing-cycles>
    <dc:date>2018-08-25T19:27:17.908428144</dc:date>
    <meta:editing-duration>PT12M33S</meta:editing-duration>
    <dc:creator>Leonardo Javier Belen</dc:creator>
    <meta:document-statistic meta:table-count="1" meta:image-count="0" meta:object-count="0" meta:page-count="2" meta:paragraph-count="40" meta:word-count="324" meta:character-count="2037" meta:non-whitespace-character-count="1745"/>
  </office:meta>
</office:document-meta>
</file>